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Verdana" svg:font-family="Verdana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101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103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table" style:name="Tableau1">
      <style:table-properties fo:margin-left="0.064cm" style:width="16.641cm" style:writing-mode="lr-tb" table:align="left"/>
    </style:style>
    <style:style style:family="table-column" style:name="Tableau1.A">
      <style:table-column-properties style:column-width="2.672cm"/>
    </style:style>
    <style:style style:family="table-column" style:name="Tableau1.B">
      <style:table-column-properties style:column-width="2.805cm"/>
    </style:style>
    <style:style style:family="table-column" style:name="Tableau1.C">
      <style:table-column-properties style:column-width="2.778cm"/>
    </style:style>
    <style:style style:family="table-column" style:name="Tableau1.F">
      <style:table-column-properties style:column-width="2.803cm"/>
    </style:style>
    <style:style style:family="table-row" style:name="Tableau1.1">
      <style:table-row-properties fo:keep-together="auto" style:min-row-height="0.556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bottom" style:writing-mode="lr-tb"/>
    </style:style>
    <style:style style:family="table-cell" style:name="Tableau1.F1">
      <style:table-cell-properties fo:border="0.5pt solid #000000" fo:padding-bottom="0cm" fo:padding-left="0.123cm" fo:padding-right="0.123cm" fo:padding-top="0cm" style:vertical-align="bottom" style:writing-mode="lr-tb"/>
    </style:style>
    <style:style style:family="table-row" style:name="Tableau1.2">
      <style:table-row-properties fo:keep-together="auto" style:min-row-height="1.138cm"/>
    </style:style>
    <style:style style:family="table-cell" style:name="Tableau1.A2">
      <style:table-cell-properties fo:border-bottom="0.5pt solid #000000" fo:border-left="0.5pt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leau1.F2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bottom" style:writing-mode="lr-tb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746cm"/>
    </style:style>
    <style:style style:family="table-column" style:name="Tableau2.C">
      <style:table-column-properties style:column-width="1.931cm"/>
    </style:style>
    <style:style style:family="table-column" style:name="Tableau2.D">
      <style:table-column-properties style:column-width="6.322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5">
      <style:table-row-properties fo:keep-together="auto" style:min-row-height="0.884cm"/>
    </style:style>
    <style:style style:family="table" style:name="Tableau3">
      <style:table-properties fo:margin-left="0.037cm" style:width="16.164cm" style:writing-mode="lr-tb" table:align="left"/>
    </style:style>
    <style:style style:family="table-column" style:name="Tableau3.A">
      <style:table-column-properties style:column-width="6.165cm"/>
    </style:style>
    <style:style style:family="table-column" style:name="Tableau3.B">
      <style:table-column-properties style:column-width="1.931cm"/>
    </style:style>
    <style:style style:family="table-column" style:name="Tableau3.C">
      <style:table-column-properties style:column-width="1.905cm"/>
    </style:style>
    <style:style style:family="table-column" style:name="Tableau3.D">
      <style:table-column-properties style:column-width="6.163cm"/>
    </style:style>
    <style:style style:family="table-row" style:name="Tableau3.1">
      <style:table-row-properties fo:keep-together="auto"/>
    </style:style>
    <style:style style:family="table-cell" style:name="Tableau3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3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3.2">
      <style:table-row-properties fo:keep-together="auto" style:min-row-height="1.476cm"/>
    </style:style>
    <style:style style:family="table-row" style:name="Tableau3.8">
      <style:table-row-properties fo:keep-together="auto" style:min-row-height="0.806cm"/>
    </style:style>
    <style:style style:family="table-row" style:name="Tableau3.10">
      <style:table-row-properties fo:keep-together="auto" style:min-row-height="0.889cm"/>
    </style:style>
    <style:style style:family="table-row" style:name="Tableau3.11">
      <style:table-row-properties fo:keep-together="auto" style:min-row-height="0.873cm"/>
    </style:style>
    <style:style style:family="table-row" style:name="Tableau3.12">
      <style:table-row-properties fo:keep-together="auto" style:min-row-height="0.926cm"/>
    </style:style>
    <style:style style:family="paragraph" style:name="P1" style:parent-style-name="Standard">
      <style:paragraph-properties fo:text-align="start" style:justify-single-word="false"/>
      <style:text-properties fo:font-size="11pt" officeooo:paragraph-rsid="00197e9c" style:font-name="Arial" style:font-size-asian="11pt" style:font-size-complex="11pt"/>
    </style:style>
    <style:style style:family="paragraph" style:name="P2" style:parent-style-name="Standard">
      <style:text-properties officeooo:paragraph-rsid="00197e9c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197e9c" style:font-name="Arial" style:font-size-asian="12pt" style:font-size-complex="12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7e9c" style:font-name="Arial" style:font-size-asian="10pt" style:font-size-complex="10pt"/>
    </style:style>
    <style:style style:family="paragraph" style:name="P5" style:parent-style-name="UrbanBody">
      <style:text-properties fo:country="BE" fo:language="fr"/>
    </style:style>
    <style:style style:family="paragraph" style:name="P6" style:parent-style-name="UrbanBody">
      <style:text-properties fo:country="BE" fo:font-weight="bold" fo:language="fr" style:font-weight-asian="bold"/>
    </style:style>
    <style:style style:family="paragraph" style:name="P7" style:parent-style-name="UrbanTable">
      <style:text-properties fo:country="BE" fo:language="fr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font-size="11pt" fo:language="fr" style:font-size-asian="11pt" style:font-size-complex="11pt"/>
    </style:style>
    <style:style style:family="text" style:name="T4">
      <style:text-properties fo:country="BE" fo:language="fr"/>
    </style:style>
    <style:style style:family="text" style:name="T5">
      <style:text-properties fo:country="BE" fo:font-weight="bold" fo:language="fr" fo:text-transform="uppercase" style:font-weight-asian="bold"/>
    </style:style>
    <style:style style:family="text" style:name="T6">
      <style:text-properties fo:country="BE" fo:font-size="11pt" fo:language="fr" fo:text-transform="uppercase" style:font-size-asian="11pt" style:font-size-complex="11pt"/>
    </style:style>
    <style:style style:family="text" style:name="T7">
      <style:text-properties fo:font-size="10pt" style:font-name="Arial" style:font-name-complex="Arial" style:font-size-asian="10pt" style:font-size-complex="10pt"/>
    </style:style>
    <style:style style:family="text" style:name="T8">
      <style:text-properties fo:font-size="10pt" style:font-name="Arial" style:font-name-complex="Arial" style:font-size-asian="10pt" style:font-size-complex="10pt" style:text-position="sub 58%"/>
    </style:style>
    <style:style style:family="text" style:name="T9">
      <style:text-properties fo:country="BE" fo:language="fr" style:text-position="sub 58%"/>
    </style:style>
    <style:style style:family="text" style:name="T10">
      <style:text-properties fo:country="BE" fo:font-size="12pt" fo:language="fr" style:font-size-asian="12pt" style:font-size-complex="12pt"/>
    </style:style>
    <style:style style:family="text" style:name="T1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"><office:annotation><dc:creator>Gauthier Bastien</dc:creator><dc:date>2011-01-13T14:56:41</dc:date><text:p text:style-name="P8">do text</text:p><text:p text:style-name="P8">from document(at=header, format='odt')</text:p></office:annotation><text:span text:style-name="T11">Import depuis header.odt</text:span></text:p>
          </table:table-cell>
          <table:table-cell office:value-type="string" table:style-name="Tableau4.A1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false="" text:string-value-if-true="&quot;mailed_data.getSignaletic()&quot;">mailed_data.getSignaletic()</text:conditional-text></text:span><text:span text:style-name="T15"><text:s/></text:span><text:span text:style-name="T14"><text:conditional-text text:condition="ooow:&quot;view.do_mailing()&quot;" text:string-value-if-false="" text:string-value-if-true="&quot;None&quot;">None</text:conditional-text></text:span><text:span text:style-name="T15"><text:s/></text:span><text:span text:style-name="T14"><text:conditional-text text:condition="ooow:&quot;view.do_mailing()&quot;" text:string-value-if-false="" text:string-value-if-true="&quot;None&quot;">None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do title if len(self.getApplicants()) &gt; 1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do title if not len(self.getApplicants()) &gt; 1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number-columns-repeated="2" table:style-name="Tableau1.C"/>
        <table:table-column table:style-name="Tableau1.B"/>
        <table:table-column table:style-name="Tableau1.F"/>
        <table:table-row table:style-name="Tableau1.1">
          <table:table-cell office:value-type="string" table:style-name="Tableau1.A1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office:value-type="string" table:style-name="Tableau1.A1">
            <text:p text:style-name="UrbanTable">Niv K</text:p>
          </table:table-cell>
          <table:table-cell office:value-type="string" table:style-name="Tableau1.A1">
            <text:p text:style-name="UrbanTable">Niv Ew</text:p>
          </table:table-cell>
          <table:table-cell office:value-type="string" table:style-name="Tableau1.A1">
            <text:p text:style-name="UrbanTable"><text:span text:style-name="T7">E</text:span><text:span text:style-name="T8">spec</text:span></text:p>
          </table:table-cell>
          <table:table-cell office:value-type="string" table:style-name="Tableau1.A1">
            <text:p text:style-name="UrbanTable">Ventil.</text:p>
          </table:table-cell>
          <table:table-cell office:value-type="string" table:style-name="Tableau1.F1">
            <text:p text:style-name="UrbanTable">Surch.</text:p>
          </table:table-cell>
        </table:table-row>
        <table:table-row table:style-name="Tableau1.2"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F2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1">
          <table:table-cell office:value-type="string" table:style-name="Tableau2.A1">
            <text:p text:style-name="UrbanTable">Système de ventilation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 la dalle de sol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s parois verticales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5">
          <table:table-cell office:value-type="string" table:style-name="Tableau2.A1">
            <text:p text:style-name="P7">Isolation des combles ou de la toiture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Résolution des ponts thermiques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>Semble correct</text:p>
          </table:table-cell>
          <table:table-cell office:value-type="string" table:style-name="Tableau3.A1">
            <text:p text:style-name="UrbanTable">Semble incorrect</text:p>
          </table:table-cell>
          <table:table-cell office:value-type="string" table:style-name="Tableau3.D1">
            <text:p text:style-name="UrbanTable">Problème(s) et/ou erreur(s) détecté(s)</text:p>
          </table:table-cell>
        </table:table-row>
        <table:table-row table:style-name="Tableau3.2">
          <table:table-cell office:value-type="string" table:style-name="Tableau3.A1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ponts thermiques, le cas échéa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P7">Niveau d’isolation thermique globale du bâtiment (niveau K)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débits de ventilation et du taux de ventilation du bâtime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8">
          <table:table-cell office:value-type="string" table:style-name="Tableau3.A1">
            <text:p text:style-name="UrbanTable">Débit de fuite à 50 Pa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de chauffage et de production d’EC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0">
          <table:table-cell office:value-type="string" table:style-name="Tableau3.A1">
            <text:p text:style-name="UrbanTable"><text:span text:style-name="T4">Calcul du niveau E</text:span><text:span text:style-name="T9">w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1">
          <table:table-cell office:value-type="string" table:style-name="Tableau3.A1">
            <text:p text:style-name="UrbanTable"><text:span text:style-name="T4">Calcul de la conso E</text:span><text:span text:style-name="T9">spéc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2">
          <table:table-cell office:value-type="string" table:style-name="Tableau3.A1">
            <text:p text:style-name="P7">Indicateur de surchauffe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8:44.466682003</dc:date>
    <meta:editing-duration>PT7H51M12S</meta:editing-duration>
    <meta:editing-cycles>49</meta:editing-cycles>
    <meta:generator>LibreOffice/6.4.6.2$Linux_X86_64 LibreOffice_project/40$Build-2</meta:generator>
    <meta:document-statistic meta:table-count="4" meta:image-count="0" meta:object-count="0" meta:page-count="3" meta:paragraph-count="80" meta:word-count="427" meta:character-count="3612" meta:non-whitespace-character-count="3242"/>
  </office:meta>
</office:document-meta>
</file>